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126in" fo:break-before="auto" style:use-optimal-row-height="true"/>
    </style:style>
    <style:style style:name="ro5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ICE_FLOW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DLC_AFRICANBUSH_2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_SN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OG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;[.$A$9])" office:value-type="string" office:string-value="4,5" calcext:value-type="string">
            <text:p>4,5</text:p>
          </table:table-cell>
          <table:table-cell table:style-name="ce4" office:value-type="string" calcext:value-type="string">
            <text:p>20,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3</text:p>
          </table:table-cell>
          <table:table-cell table:style-name="ce4" office:value-type="float" office:value="389" calcext:value-type="float">
            <text:p>389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ROCK4</text:p>
          </table:table-cell>
          <table:table-cell table:style-name="ce4" office:value-type="float" office:value="396" calcext:value-type="float">
            <text:p>396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table:number-columns-repeated="2"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7])" office:value-type="string" office:string-value="1,13" calcext:value-type="string">
            <text:p>1,13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7:.$A$18])" office:value-type="string" office:string-value="1,13,14" calcext:value-type="string">
            <text:p>1,13,14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21])" office:value-type="string" office:string-value="1,17" calcext:value-type="string">
            <text:p>1,17</text:p>
          </table:table-cell>
          <table:table-cell table:style-name="ce4" office:value-type="string" calcext:value-type="string">
            <text:p>12,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21];[.$A$22])" office:value-type="string" office:string-value="1,17,18" calcext:value-type="string">
            <text:p>1,17,18</text:p>
          </table:table-cell>
          <table:table-cell table:style-name="ce4" office:value-type="string" calcext:value-type="string">
            <text:p>12,7,7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2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LC_MANGROVESHALLOW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/>
          <table:table-cell table:style-name="ce16" office:value-type="string" calcext:value-type="string">
            <text:p>DIRT_SNOW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TRAP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DLC_BOXTURTLE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5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DOLPHIN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EP_WATER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/>
          <table:table-cell table:style-name="ce16" table:content-validation-name="val4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2" table:number-rows-repeated="3">
          <table:table-cell table:style-name="ce20"/>
          <table:table-cell table:style-name="ce4" table:number-columns-repeated="4"/>
          <table:table-cell table:style-name="ce16" table:content-validation-name="val1"/>
          <table:table-cell table:style-name="ce16" table:number-columns-repeated="8"/>
          <table:table-cell table:style-name="ce16" table:content-validation-name="val3"/>
          <table:table-cell table:style-name="ce16" table:content-validation-name="val4"/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7];[.$A$3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43:.$A$44];[.$A$4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9:.$A$40];[.$A$43:.$A$44];[.$A$51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53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4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53];[.$A$56])" office:value-type="string" office:string-value="4" calcext:value-type="string">
            <text:p>4</text:p>
          </table:table-cell>
          <table:table-cell table:style-name="ce4" office:value-type="string" calcext:value-type="string">
            <text:p>4,0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43:.$A$44];[.$A$47:.$A$48];[.$A$51:.$A$52];[.$A$58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,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8];[.$A$59])">
            <text:p/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0];[.$A$61])">
            <text:p/>
          </table:table-cell>
          <table:table-cell table:style-name="ce4" office:value-type="string" calcext:value-type="string">
            <text:p>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1];[.$A$62];[.$A$63])">
            <text:p/>
          </table:table-cell>
          <table:table-cell table:style-name="ce4" office:value-type="string" calcext:value-type="string">
            <text:p>5,5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5];[.$A$66];[.$A$67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69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9];[.$A$70];[.$A$71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3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9:.$A$7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76])">
            <text:p/>
          </table:table-cell>
          <table:table-cell table:style-name="ce4" office:value-type="float" office:value="16" calcext:value-type="float">
            <text:p>1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8];[.$A$43:.$A$46];[.$A$53])" office:value-type="string" office:string-value="4" calcext:value-type="string">
            <text:p>4</text:p>
          </table:table-cell>
          <table:table-cell table:style-name="ce4" office:value-type="string" calcext:value-type="string">
            <text:p>8,3,3,3,3,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80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82];[.$A$83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5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53])" office:value-type="string" office:string-value="1" calcext:value-type="string">
            <text:p>1</text:p>
          </table:table-cell>
          <table:table-cell table:style-name="ce4" office:value-type="string" calcext:value-type="string">
            <text:p>2,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8])" office:value-type="string" office:string-value="1" calcext:value-type="string">
            <text:p>1</text:p>
          </table:table-cell>
          <table:table-cell table:style-name="ce4" office:value-type="string" calcext:value-type="string">
            <text:p>6,4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90:.$A$91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90:.$A$92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10" calcext:value-type="float">
            <text:p>-11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9:.$A$36];[.$A$95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9,1,1,1,1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9:.$A$36];[.$A$95:.$A$96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9:.$A$36];[.$A$95:.$A$97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7,1,1,1,1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9:.$A$36];[.$A$95:.$A$98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0,1,1,1,1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95:.$A$99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21,1,1,1,1,6,6,6,6,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6];[.$A$79];[.$A$94];[.$A$95:.$A$100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2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9:.$A$36];[.$A$94];[.$A$95:.$A$101])" office:value-type="string" office:string-value="1,5,6,7,8,9,10,11,12,13,14,15,16,17,18,19,20,21,22,23,24,25,26,27" calcext:value-type="string">
            <text:p>1,5,6,7,8,9,10,11,12,13,14,15,16,17,18,19,20,21,22,23,24,25,26,27</text:p>
          </table:table-cell>
          <table:table-cell table:style-name="ce4" office:value-type="string" calcext:value-type="string">
            <text:p>10,1,1,1,1,2,2,2,2,2,2,2,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8,14,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)" office:value-type="string" office:string-value="1" calcext:value-type="string">
            <text:p>1</text:p>
          </table:table-cell>
          <table:table-cell table:style-name="ce4" office:value-type="string" calcext:value-type="string">
            <text:p>44,1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];[.$A$104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7];[.$A$103:.$A$105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GU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9" table:formula="of:=COM.MICROSOFT.TEXTJOIN(&quot;,&quot;;1;[.$A$5];[.$A$37];[.$A$38])" office:value-type="string" office:string-value="1" calcext:value-type="string">
            <text:p>1</text:p>
          </table:table-cell>
          <table:table-cell table:style-name="ce4" office:value-type="string" calcext:value-type="string">
            <text:p>30,14,14</text:p>
          </table:table-cell>
          <table:table-cell table:style-name="ce16" table:content-validation-name="val5"/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09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0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1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8:.$A$112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6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116])">
            <text:p/>
          </table:table-cell>
          <table:table-cell table:style-name="ce4" office:value-type="float" office:value="3" calcext:value-type="float">
            <text:p>3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19:.$A$120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8];[.$A$122])">
            <text:p/>
          </table:table-cell>
          <table:table-cell table:style-name="ce4" office:value-type="string" calcext:value-type="string">
            <text:p>6,9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7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8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18:03:25.0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2T18:30:55.679000000</dc:date>
    <meta:editing-duration>P21DT3H48M12S</meta:editing-duration>
    <meta:editing-cycles>661</meta:editing-cycles>
    <meta:generator>LibreOffice/7.2.7.2$Windows_X86_64 LibreOffice_project/8d71d29d553c0f7dcbfa38fbfda25ee34cce99a2</meta:generator>
    <meta:document-statistic meta:table-count="1" meta:cell-count="1548" meta:object-count="0"/>
  </office:meta>
</office:document-meta>
</file>